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75b" officeooo:paragraph-rsid="0015675b"/>
    </style:style>
    <style:style style:name="P2" style:family="paragraph" style:parent-style-name="Standard" style:list-style-name="L1">
      <style:text-properties officeooo:rsid="0015675b" officeooo:paragraph-rsid="0015675b"/>
    </style:style>
    <style:style style:name="P3" style:family="paragraph" style:parent-style-name="Standard" style:list-style-name="L1">
      <style:text-properties officeooo:rsid="0015675b" officeooo:paragraph-rsid="0015c112"/>
    </style:style>
    <style:style style:name="P4" style:family="paragraph" style:parent-style-name="Standard">
      <style:paragraph-properties fo:text-align="center" style:justify-single-word="false"/>
      <style:text-properties officeooo:rsid="0015675b" officeooo:paragraph-rsid="0015675b"/>
    </style:style>
    <style:style style:name="P5" style:family="paragraph" style:parent-style-name="Standard" style:list-style-name="L1">
      <style:text-properties officeooo:paragraph-rsid="0015675b"/>
    </style:style>
    <style:style style:name="P6" style:family="paragraph" style:parent-style-name="Standard">
      <style:text-properties officeooo:paragraph-rsid="0015675b"/>
    </style:style>
    <style:style style:name="P7" style:family="paragraph" style:parent-style-name="Standard" style:list-style-name="L1">
      <style:text-properties fo:font-weight="bold" officeooo:paragraph-rsid="0015675b" style:font-weight-asian="bold" style:font-weight-complex="bold"/>
    </style:style>
    <style:style style:name="T1" style:family="text">
      <style:text-properties officeooo:rsid="0015675b"/>
    </style:style>
    <style:style style:name="T2" style:family="text">
      <style:text-properties fo:font-weight="bold" officeooo:rsid="0015675b" style:font-weight-asian="bold" style:font-weight-complex="bold"/>
    </style:style>
    <style:style style:name="T3" style:family="text">
      <style:text-properties officeooo:rsid="0015c11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ITCH ME UP &gt; cahier des charges</text:p>
      <text:p text:style-name="P4"/>
      <text:p text:style-name="P1">Le site composé de 6 pages: </text:p>
      <text:p text:style-name="P1"/>
      <text:list xml:id="list5758922584980685506" text:style-name="L1">
        <text:list-item>
          <text:p text:style-name="P5"><text:span text:style-name="T2">Landing page :</text:span><text:span text:style-name="T1"> </text:span></text:p>
          <text:p text:style-name="P5"><text:span text:style-name="T3">Pitch me up + en dessous belle et grande image + menu vers les autres pages</text:span></text:p>
          <text:p text:style-name="P5"><text:span text:style-name="T1">Cette page est épurée. Sous le menu et la grande illustration &gt; v2-3 lignes de présentation.</text:span></text:p>
          <text:p text:style-name="P5"><text:span text:style-name="T1">Puis en dessous, nous retrouverons les infos concernant le meet-up à venir. </text:span></text:p>
          <text:p text:style-name="P2">&gt;footer et header fixes</text:p>
        </text:list-item>
      </text:list>
      <text:p text:style-name="P6"/>
      <text:list xml:id="list103856258204599" text:continue-numbering="true" text:style-name="L1">
        <text:list-item>
          <text:p text:style-name="P7"><text:span text:style-name="T1">Page Projets :</text:span></text:p>
          <text:p text:style-name="P5"><text:span text:style-name="T1">Elle présente tous les projets en détails de manière claire et lisible. Ils pourront être triés par session.</text:span></text:p>
          <text:p text:style-name="P5"><text:span text:style-name="T1">5 projets par sessions &gt; 1 session = 5 blocs . Au total 3 blocs &gt; 15 blocs.</text:span></text:p>
          <text:p text:style-name="P2">En haut menu vers pages du site. Footer : agenda /contact/ prochain meet-up</text:p>
          <text:p text:style-name="P5"/>
        </text:list-item>
        <text:list-item>
          <text:p text:style-name="P7"><text:span text:style-name="T1">Page Xpairs :</text:span></text:p>
          <text:p text:style-name="P5"><text:span text:style-name="T1">Elle résentera les membres du jury venus bénévolement donner du feedback. Ils changent à 5 sessions et sont 3 &gt; 3 photos / 3 blocs de présentation.</text:span></text:p>
          <text:p text:style-name="P3">En haut menu vers pages du site. Footer : agenda /contact/ prochain meet-up</text:p>
          <text:p text:style-name="P5"/>
        </text:list-item>
        <text:list-item>
          <text:p text:style-name="P7"><text:span text:style-name="T1">Page Meetup :</text:span></text:p>
          <text:p text:style-name="P5"><text:span text:style-name="T1">Elle résumera les précédents meetups et contiendra des liens vers </text:span><text:a xlink:type="simple" xlink:href="http://Meetup.com/" office:target-frame-name="_blank" xlink:show="new"><text:span text:style-name="T1">Meetup.com</text:span></text:a></text:p>
          <text:p text:style-name="P3">En haut menu vers pages du site. Footer : agenda /contact/ prochain meet-up</text:p>
          <text:p text:style-name="P5"/>
        </text:list-item>
        <text:list-item>
          <text:p text:style-name="P7"><text:span text:style-name="T1">Page lieux :</text:span></text:p>
          <text:p text:style-name="P5"><text:span text:style-name="T1">Elle présente les lieux qui nous ont accueilli. Les lieux changent à chaque session.</text:span></text:p>
          <text:p text:style-name="P3">En haut menu vers pages du site. Footer : agenda /contact/ prochain meet-up</text:p>
          <text:p text:style-name="P5"/>
        </text:list-item>
        <text:list-item>
          <text:p text:style-name="P7"><text:span text:style-name="T1">Page contact : </text:span></text:p>
          <text:p text:style-name="P5"><text:span text:style-name="T1">Elle permet à chacun de nous contacter par email.</text:span></text:p>
          <text:p text:style-name="P2">Formulaire de contacts par mail + tel.</text:p>
          <text:p text:style-name="P3">En haut menu vers pages du site. Footer : agenda / prochain meet-up</text:p>
          <text:p text:style-name="P5"/>
          <text:p text:style-name="P5"><text:span text:style-name="T1">&gt; Par ordre d'importance : accueil &gt; projets &gt; xpairs &gt; lieux &gt; contac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0:21:13.468287347</meta:creation-date>
    <dc:date>2015-12-21T10:38:55.588844506</dc:date>
    <meta:editing-duration>PT2M31S</meta:editing-duration>
    <meta:editing-cycles>1</meta:editing-cycles>
    <meta:document-statistic meta:table-count="0" meta:image-count="0" meta:object-count="0" meta:page-count="1" meta:paragraph-count="25" meta:word-count="268" meta:character-count="1435" meta:non-whitespace-character-count="1194"/>
    <meta:generator>LibreOffice/4.2.8.2$Linux_X86_64 LibreOffice_project/420m0$Build-2</meta:generator>
  </office:meta>
</office:document-meta>
</file>